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duleDescriptor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check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rser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setDefaultConf( String default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addExtendingConfigurations( String [ ] confs , DefaultDependencyDescriptor dd , boolean useDefaultMappingToGuessRightOperan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rser.getDefaultConf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setDefaultConfMapping( String default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get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rser.getModuleDescriptor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replaceConfigurationWildcards( ModuleDescriptor 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rser.parseDepsConfs( String [ ] conf , DefaultDependencyDescriptor dd , boolean useDefaultMappingToGuessRightOperande , boolean evaluateCondition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bstractParser.parseDepsConfs( String [ ] conf , DefaultDependencyDescriptor dd , boolean useDefaultMappingToGuessRightOperan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getDefaultConfMappingDescrip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arser.getM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addError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rser.AbstractParser( ModuleDescriptor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parseDepsConfs( String confs , DefaultDependencyDescriptor dd , boolean useDefaultMappingToGuessRightOperande , boolean evaluateCond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oduleDescriptorParser.getMetadataArtifact( ModuleRevisionId mrid ,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setMd( Default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getDefaultCon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rser.parseDepsConfs( String confs , DefaultDependencyDescriptor dd , boolean useDefaultMappingToGuessRightOperan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setResource(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rser.getLocationString( SAXParse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Parser.evaluateCondition( String conf , DefaultDependencyDescriptor d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Parser.parseDepsConfs( String confs , Default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getDefaultPub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ser.addExtendingConfigurations( String conf , DefaultDependencyDescriptor dd , boolean useDefaultMappingToGuessRightOperan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oduleDescriptorParser.parseDescriptor( ParserSettings ivySettings , URL descriptorURL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